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06.80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>
        <style:tab-stops>
          <style:tab-stop style:position="184.30pt"/>
        </style:tab-stops>
      </style:paragraph-properties>
    </style:style>
    <style:style style:name="P4" style:family="paragraph">
      <style:paragraph-properties fo:line-height="100.00%" fo:text-align="left" fo:margin-left="5.40pt" fo:text-indent="-5.40pt">
        <style:tab-stops>
          <style:tab-stop style:position="206.80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>
        <style:tab-stops>
          <style:tab-stop style:position="184.30pt"/>
        </style:tab-stops>
      </style:paragraph-properties>
    </style:style>
    <style:style style:name="P6" style:family="paragraph">
      <style:paragraph-properties fo:line-height="100.00%" fo:text-align="left" fo:margin-left="5.40pt" fo:text-indent="-5.40pt">
        <style:tab-stops>
          <style:tab-stop style:position="206.80pt"/>
          <style:tab-stop style:position="26311.8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206.80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>
        <style:tab-stops>
          <style:tab-stop style:position="184.30pt"/>
        </style:tab-stops>
      </style:paragraph-properties>
    </style:style>
    <style:style style:name="P9" style:family="paragraph">
      <style:paragraph-properties fo:line-height="100.00%" fo:text-align="left" fo:margin-left="5.40pt" fo:text-indent="-5.40pt">
        <style:tab-stops>
          <style:tab-stop style:position="206.80pt"/>
          <style:tab-stop style:position="26311.80pt"/>
        </style:tab-stops>
      </style:paragraph-properties>
    </style:style>
    <style:style style:name="P10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2.947222in"/>
    </style:style>
    <style:style style:name="TableColumn0101" style:family="table-column">
      <style:table-column-properties style:column-width="2.947222in"/>
    </style:style>
    <style:style style:name="Table01" style:family="table">
      <style:table-properties style:width="5.8944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bfbfbf" fo:border-left="0.005556in solid #bfbfbf" fo:border-right="0.005556in solid #bfbfbf" fo:border-bottom="0.005556in solid #bfbfbf" fo:padding-left="0.075000in" fo:padding-right="0.075000in" fo:vertical-align="top" fo:background-color="#ffffff"/>
    </style:style>
    <style:style style:name="TableCell010001" style:family="table-cell">
      <style:table-cell-properties fo:border-top="0.005556in solid #bfbfbf" fo:border-left="0.005556in solid #bfbfbf" fo:border-right="0.005556in solid #bfbfbf" fo:border-bottom="0.005556in solid #bfbfbf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bfbfbf" fo:border-left="0.005556in solid #bfbfbf" fo:border-right="0.005556in solid #bfbfbf" fo:border-bottom="0.005556in solid #bfbfbf" fo:padding-left="0.075000in" fo:padding-right="0.075000in" fo:vertical-align="top" fo:background-color="#ffffff"/>
    </style:style>
    <style:style style:name="TableCell010101" style:family="table-cell">
      <style:table-cell-properties fo:border-top="0.005556in solid #bfbfbf" fo:border-left="0.005556in solid #bfbfbf" fo:border-right="0.005556in solid #bfbfbf" fo:border-bottom="0.005556in solid #bfbfbf" fo:padding-left="0.075000in" fo:padding-right="0.075000in" fo:vertical-align="top" fo:background-color="#ffffff"/>
    </style:style>
    <style:style style:name="TableRow0102" style:family="table-row">
      <style:table-row-properties style:min-row-height="0.177083in"/>
    </style:style>
    <style:style style:name="TableCell010200" style:family="table-cell">
      <style:table-cell-properties fo:border-top="0.005556in solid #bfbfbf" fo:border-left="0.005556in solid #bfbfbf" fo:border-right="0.005556in solid #bfbfbf" fo:border-bottom="0.005556in solid #bfbfbf" fo:padding-left="0.075000in" fo:padding-right="0.075000in" fo:vertical-align="top" fo:background-color="#ffffff"/>
    </style:style>
    <style:style style:name="TableCell010201" style:family="table-cell">
      <style:table-cell-properties fo:border-top="0.005556in solid #bfbfbf" fo:border-left="0.005556in solid #bfbfbf" fo:border-right="0.005556in solid #bfbfbf" fo:border-bottom="0.005556in solid #bfbfbf" fo:padding-left="0.075000in" fo:padding-right="0.075000in" fo:vertical-align="top" fo:background-color="#ffffff"/>
    </style:style>
  </office:automatic-styles>
  <office:body>
    <office:text>
      <text:p text:style-name="P1"><text:span text:style-name="T1">Tarefa 4 - BD NO-SQL<text:line-break/><text:line-break/></text:span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Rian Cardoso</text:span></text:p>
          </table:table-cell>
          <table:table-cell table:style-name="TableCell010001">
            <text:p text:style-name="P3"><text:span text:style-name="T3">22.01292-3</text:span></text:p>
          </table:table-cell>
        </table:table-row>
        <table:table-row table:style-name="TableRow0101">
          <table:table-cell table:style-name="TableCell010100">
            <text:p text:style-name="P5"><text:span text:style-name="T5">André Martins</text:span></text:p>
          </table:table-cell>
          <table:table-cell table:style-name="TableCell010101">
            <text:p text:style-name="P5"><text:span text:style-name="T5">23.10193-8</text:span></text:p>
          </table:table-cell>
        </table:table-row>
        <table:table-row table:style-name="TableRow0102">
          <table:table-cell table:style-name="TableCell010200">
            <text:p text:style-name="P8"><text:span text:style-name="T7">Eduardo Ferraz</text:span></text:p>
          </table:table-cell>
          <table:table-cell table:style-name="TableCell010201">
            <text:p text:style-name="P8"><text:span text:style-name="T7">23.01527-6</text:span></text:p>
          </table:table-cell>
        </table:table-row>
      </table:table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9"/></text:p>
      <text:p text:style-name="P10"><text:span text:style-name="T10">a) Crie 4 nós para sessão de exibição com data, horário, legendado (sim ou não) e público</text:span></text:p>
      <text:p text:style-name="P10"><text:span text:style-name="T10">pagante.</text:span></text:p>
      <text:p text:style-name="P10"><text:span text:style-name="T11">R:</text:span><text:span text:style-name="T12"><text:s/>CREATE (s1:Sessao {data_hora_sessao: "2024-10-12T16:00:00.000Z", legendado: true, publico_pagante: 150})</text:span></text:p>
      <text:p text:style-name="P10"><text:span text:style-name="T12">CREATE (s2:Sessao {data_hora_sessao: "2024-10-12T18:00:00.000Z", legendado: false, publico_pagante: 120})</text:span></text:p>
      <text:p text:style-name="P10"><text:span text:style-name="T12">CREATE (s3:Sessao {data_hora_sessao: "2024-10-15T16:00:00.000Z", legendado: true, publico_pagante: 80})</text:span></text:p>
      <text:p text:style-name="P10"><text:span text:style-name="T12">CREATE (s4:Sessao {data_hora_sessao: "2024-10-15T18:00:00.000Z", legendado: false, publico_pagante: 100})</text:span></text:p>
      <text:p text:style-name="P10"><text:span text:style-name="T13"/></text:p>
      <text:p text:style-name="P10"><text:span text:style-name="T14">b) Crie 2 nós para sala com nome, capacidade, tipo de áudio e vídeo</text:span></text:p>
      <text:p text:style-name="P10"><text:span text:style-name="T15">R:</text:span><text:span text:style-name="T16"><text:s/>CREATE (sal1:Sala {nome: "Sala 1", capacidade: 200, tipo_audio: "Dolby Atmos", tipo_video: "4K"})</text:span></text:p>
      <text:p text:style-name="P10"><text:span text:style-name="T16">CREATE (sal2:Sala {nome: "Sala 2", capacidade: 150, tipo_audio: "Stereo", tipo_video: "HD"})</text:span></text:p>
      <text:p text:style-name="P10"><text:span text:style-name="T17"/></text:p>
      <text:p text:style-name="P10"><text:span text:style-name="T18">c) Crie relacionamentos entre filme e sessão, sessão e sala (2 sessões para “Star Wars” e 2 para “O poderoso Chefão”) Cada sessão tem relacionamento com UM filme em UMA Sala</text:span></text:p>
      <text:p text:style-name="P10"><text:span text:style-name="T19">R:</text:span><text:span text:style-name="T20"><text:s/>CREATE (f1:Filme {titulo: "Star Wars", genero: "Ficção Científica"})</text:span></text:p>
      <text:p text:style-name="P10"><text:span text:style-name="T20">CREATE (f2:Filme {titulo: "O poderoso Chefão", genero: "Drama"})</text:span></text:p>
      <text:p text:style-name="P10"><text:span text:style-name="T20">--------------</text:span></text:p>
      <text:p text:style-name="P10"><text:span text:style-name="T20">// Relacionamentos para Star Wars</text:span></text:p>
      <text:p text:style-name="P10"><text:span text:style-name="T20">CREATE (f1)-[:EXIBIDO_EM]-&gt;(s1)-[:OCORRE_EM]-&gt;(sal1)</text:span></text:p>
      <text:p text:style-name="P10"><text:span text:style-name="T20">CREATE (f1)-[:EXIBIDO_EM]-&gt;(s2)-[:OCORRE_EM]-&gt;(sal2)</text:span></text:p>
      <text:p text:style-name="P10"><text:span text:style-name="T21"/></text:p>
      <text:p text:style-name="P10"><text:span text:style-name="T22">// Relacionamentos para O poderoso Chefão</text:span></text:p>
      <text:p text:style-name="P10"><text:span text:style-name="T22">CREATE (f2)-[:EXIBIDO_EM]-&gt;(s3)-[:OCORRE_EM]-&gt;(sal1)</text:span></text:p>
      <text:p text:style-name="P10"><text:span text:style-name="T22">CREATE (f2)-[:EXIBIDO_EM]-&gt;(s4)-[:OCORRE_EM]-&gt;(sal2)</text:span></text:p>
      <text:p text:style-name="P10"><text:span text:style-name="T23"/></text:p>
      <text:p text:style-name="P10"><text:span text:style-name="T24">d) Mostre as salas onde foi exibido o filme Star Wars no mês atual</text:span></text:p>
      <text:p text:style-name="P10"><text:span text:style-name="T25">R:</text:span><text:span text:style-name="T26"><text:s/>MATCH (f:Filme {titulo: "Star Wars"})-[:EXIBIDO_EM]-&gt;(s:Sessao)-[:OCORRE_EM]-&gt;(sal:Sala)</text:span></text:p>
      <text:p text:style-name="P10"><text:span text:style-name="T26">WHERE s.data_hora_sessao STARTS WITH "2024-10"</text:span></text:p>
      <text:p text:style-name="P10"><text:span text:style-name="T26">RETURN sal.nome</text:span></text:p>
      <text:p text:style-name="P10"><text:span text:style-name="T27"/></text:p>
      <text:p text:style-name="P10"><text:span text:style-name="T28">e) Mostre os filmes que tiveram sessões legendadas nos últimos 3 meses</text:span></text:p>
      <text:p text:style-name="P10"><text:span text:style-name="T29">R:</text:span><text:span text:style-name="T30"><text:s/>MATCH (f:Filme)-[:EXIBIDO_EM]-&gt;(s:Sessao)</text:span></text:p>
      <text:p text:style-name="P10"><text:span text:style-name="T30">WHERE s.legendado = true AND s.data_hora_sessao &gt;= date().minusMonths(3)</text:span></text:p>
      <text:p text:style-name="P10"><text:span text:style-name="T30">RETURN f.titulo, s.data_hora_sessao</text:span></text:p>
      <text:p text:style-name="P10"><text:span text:style-name="T31"/></text:p>
      <text:p text:style-name="P10"><text:span text:style-name="T32">f) Mostre o intervalo (duração de tempo) entre as 2 sessões do filme Star Wars</text:span></text:p>
      <text:p text:style-name="P10"><text:span text:style-name="T33">R:</text:span><text:span text:style-name="T34"><text:s/>MATCH (f:Filme {titulo: "Star Wars"})-[:EXIBIDO_EM]-&gt;(s1:Sessao), (f)-[:EXIBIDO_EM]-&gt;(s2:Sessao)</text:span></text:p>
      <text:p text:style-name="P10"><text:span text:style-name="T34">WITH s1, s2</text:span></text:p>
      <text:p text:style-name="P10"><text:span text:style-name="T34">WHERE s1.data_hora_sessao &lt; s2.data_hora_sessao</text:span></text:p>
      <text:p text:style-name="P10"><text:span text:style-name="T34">RETURN duration.between(datetime(s1.data_hora_sessao), datetime(s2.data_hora_sessao)) AS intervalo</text:span></text:p>
      <text:p text:style-name="P10"><text:span text:style-name="T35"/></text:p>
      <text:p text:style-name="P10"><text:span text:style-name="T36">g) Mostre sessões, filmes e atores em que a nacionalidade do ator é a mesma do filme, para filmes que não são de Romance, em sessões que não são Dubladas.</text:span></text:p>
      <text:p text:style-name="P10"><text:span text:style-name="T37">R:</text:span><text:span text:style-name="T38"><text:s/>MATCH (f:Filme)-[:TEM_ATOR]-&gt;(a:Ator), (f)-[:EXIBIDO_EM]-&gt;(s:Sessao)</text:span></text:p>
      <text:p text:style-name="P10"><text:span text:style-name="T38">WHERE f.genero &lt;&gt; "Romance" AND a.nacionalidade = f.nacionalidade AND s.legendado = true</text:span></text:p>
      <text:p text:style-name="P10"><text:span text:style-name="T38">RETURN f.titulo, s.data_hora_sessao, a.nome, a.nacionalidad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